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5"/>
    <style:style style:name="ce4" style:family="table-cell" style:parent-style-name="Default" style:data-style-name="N11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12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10"/>
    <style:style style:name="ce24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0"/>
        <table:table-column table:style-name="co2" table:default-cell-style-name="ce13"/>
        <table:table-column table:style-name="co5" table:default-cell-style-name="ce13"/>
        <table:table-column table:style-name="co6" table:default-cell-style-name="ce13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Memory use</text:p>
          </table:table-cell>
          <table:covered-table-cell table:number-columns-repeated="2"/>
          <table:table-cell table:number-columns-repeated="2"/>
          <table:table-cell table:style-name="ce17" office:value-type="string" calcext:value-type="string">
            <text:p>#</text:p>
          </table:table-cell>
          <table:table-cell table:style-name="ce19" office:value-type="string" calcext:value-type="string">
            <text:p>IMAGE SIZE</text:p>
          </table:table-cell>
          <table:table-cell table:style-name="ce19" office:value-type="string" calcext:value-type="string">
            <text:p>MEMORY</text:p>
          </table:table-cell>
          <table:table-cell table:style-name="ce19" office:value-type="string" calcext:value-type="string">
            <text:p>CPU/GPU</text:p>
          </table:table-cell>
          <table:table-cell table:style-name="ce22" office:value-type="string" calcext:value-type="string">
            <text:p>G-S TIME (s)</text:p>
          </table:table-cell>
          <table:table-cell table:style-name="ce25" office:value-type="string" calcext:value-type="string">
            <text:p>S-F TIME (s)</text:p>
          </table:table-cell>
          <table:table-cell table:style-name="ce27" office:value-type="string" calcext:value-type="string">
            <text:p>SPEED-UP S-F</text:p>
          </table:table-cell>
          <table:table-cell table:style-name="ce30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" office:value-type="string" calcext:value-type="string">
            <text:p>global</text:p>
          </table:table-cell>
          <table:table-cell table:style-name="ce7" office:value-type="string" calcext:value-type="string">
            <text:p>constant</text:p>
          </table:table-cell>
          <table:table-cell table:style-name="ce14" office:value-type="string" calcext:value-type="string">
            <text:p>shared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23" office:value-type="float" office:value="0.104253" calcext:value-type="float">
            <text:p>0,104253</text:p>
          </table:table-cell>
          <table:table-cell table:style-name="ce3" office:value-type="float" office:value="0.066807" calcext:value-type="float">
            <text:p>0,066807</text:p>
          </table:table-cell>
          <table:table-cell table:style-name="ce16" table:formula="of:=[.M2]/[.M3]" office:value-type="float" office:value="431.012903225806" calcext:value-type="float" table:number-columns-spanned="1" table:number-rows-spanned="2">
            <text:p>431,013</text:p>
          </table:table-cell>
          <table:table-cell table:style-name="ce31" table:formula="of:=[.L2]/[.L3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00x800</text:p>
          </table:table-cell>
          <table:table-cell table:style-name="ce7" office:value-type="float" office:value="0.000155" calcext:value-type="float">
            <text:p>0,000155</text:p>
          </table:table-cell>
          <table:table-cell/>
          <table:table-cell table:style-name="ce15" table:number-columns-repeated="3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3" office:value-type="float" office:value="0.000187" calcext:value-type="float">
            <text:p>0,000187</text:p>
          </table:table-cell>
          <table:table-cell table:style-name="ce3" office:value-type="float" office:value="0.000155" calcext:value-type="float">
            <text:p>0,000155</text:p>
          </table:table-cell>
          <table:covered-table-cell table:style-name="ce13"/>
          <table:covered-table-cell table:style-name="ce32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8" office:value-type="float" office:value="0.00017" calcext:value-type="float" table:number-columns-spanned="2" table:number-rows-spanned="1">
            <text:p>0,000170</text:p>
          </table:table-cell>
          <table:covered-table-cell table:style-name="ce12"/>
          <table:table-cell table:style-name="ce15" table:number-columns-repeated="3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23" office:value-type="float" office:value="0.14587" calcext:value-type="float">
            <text:p>0,145870</text:p>
          </table:table-cell>
          <table:table-cell table:style-name="ce3" office:value-type="float" office:value="0.081402" calcext:value-type="float">
            <text:p>0,081402</text:p>
          </table:table-cell>
          <table:table-cell table:style-name="ce16" table:formula="of:=[.M4]/[.M5]" office:value-type="float" office:value="428.431578947368" calcext:value-type="float" table:number-columns-spanned="1" table:number-rows-spanned="2">
            <text:p>428,432</text:p>
          </table:table-cell>
          <table:table-cell table:style-name="ce31" table:formula="of:=[.L4]/[.L5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8" table:number-columns-spanned="3" table:number-rows-spanned="1"/>
          <table:covered-table-cell table:style-name="ce12"/>
          <table:covered-table-cell table:style-name="ce15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3" office:value-type="float" office:value="0.000224" calcext:value-type="float">
            <text:p>0,000224</text:p>
          </table:table-cell>
          <table:table-cell table:style-name="ce3" office:value-type="float" office:value="0.00019" calcext:value-type="float">
            <text:p>0,000190</text:p>
          </table:table-cell>
          <table:covered-table-cell table:style-name="ce13"/>
          <table:covered-table-cell table:style-name="ce3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600x784</text:p>
          </table:table-cell>
          <table:table-cell table:style-name="ce7" office:value-type="float" office:value="0.00019" calcext:value-type="float">
            <text:p>0,000190</text:p>
          </table:table-cell>
          <table:table-cell table:style-name="ce12"/>
          <table:table-cell table:number-columns-repeated="3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8000x45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42262" calcext:value-type="float">
            <text:p>0,242262</text:p>
          </table:table-cell>
          <table:table-cell office:value-type="float" office:value="0.392834" calcext:value-type="float">
            <text:p>0,392834</text:p>
          </table:table-cell>
          <table:table-cell table:style-name="ce28" table:formula="of:=[.M6]/[.M7]" office:value-type="float" office:value="77.5432293722858" calcext:value-type="float" table:number-columns-spanned="1" table:number-rows-spanned="2">
            <text:p>77,543</text:p>
          </table:table-cell>
          <table:table-cell table:style-name="ce33" table:formula="of:=[.L6]/[.L7]" office:value-type="float" office:value="56.3007204276086" calcext:value-type="float" table:number-columns-spanned="1" table:number-rows-spanned="2">
            <text:p>56,3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8" office:value-type="float" office:value="0.000211" calcext:value-type="float" table:number-columns-spanned="2" table:number-rows-spanned="1">
            <text:p>0,000211</text:p>
          </table:table-cell>
          <table:covered-table-cell table:style-name="ce12"/>
          <table:table-cell/>
          <table:table-cell table:style-name="ce16" table:number-columns-repeated="2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5066" calcext:value-type="float">
            <text:p>0,005066</text:p>
          </table:table-cell>
          <table:covered-table-cell table:style-name="ce29"/>
          <table:covered-table-cell table:style-name="ce34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8" table:number-columns-spanned="3" table:number-rows-spanned="1"/>
          <table:covered-table-cell table:style-name="ce12"/>
          <table:covered-table-cell/>
          <table:table-cell table:number-columns-repeated="2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23" office:value-type="float" office:value="0.25463" calcext:value-type="float">
            <text:p>0,254630</text:p>
          </table:table-cell>
          <table:table-cell table:style-name="ce3" office:value-type="float" office:value="0.415821" calcext:value-type="float">
            <text:p>0,415821</text:p>
          </table:table-cell>
          <table:table-cell table:style-name="ce28" table:formula="of:=[.M8]/[.M9]" office:value-type="float" office:value="76.3394529098586" calcext:value-type="float" table:number-columns-spanned="1" table:number-rows-spanned="2">
            <text:p>76,339</text:p>
          </table:table-cell>
          <table:table-cell table:style-name="ce33" table:formula="of:=[.L8]/[.L9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000x4500</text:p>
          </table:table-cell>
          <table:table-cell table:style-name="ce7" office:value-type="float" office:value="0.005066" calcext:value-type="float">
            <text:p>0,005066</text:p>
          </table:table-cell>
          <table:table-cell table:style-name="ce12"/>
          <table:table-cell table:style-name="ce16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20" office:value-type="string" calcext:value-type="string">
            <text:p>7680x5022</text:p>
          </table:table-cell>
          <table:table-cell table:style-name="ce20" office:value-type="string" calcext:value-type="string">
            <text:p>global</text:p>
          </table:table-cell>
          <table:table-cell table:style-name="ce20" office:value-type="string" calcext:value-type="string">
            <text:p>gpu</text:p>
          </table:table-cell>
          <table:table-cell table:style-name="ce24" office:value-type="float" office:value="0.004429" calcext:value-type="float">
            <text:p>0,004429</text:p>
          </table:table-cell>
          <table:table-cell table:style-name="ce26" office:value-type="float" office:value="0.005447" calcext:value-type="float">
            <text:p>0,005447</text:p>
          </table:table-cell>
          <table:covered-table-cell table:style-name="ce29"/>
          <table:covered-table-cell table:style-name="ce34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0.005781" calcext:value-type="float" table:number-columns-spanned="2" table:number-rows-spanned="1">
            <text:p>0,005781</text:p>
          </table:table-cell>
          <table:covered-table-cell/>
          <table:table-cell table:number-columns-repeated="3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14080x792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1.064313" calcext:value-type="float">
            <text:p>1,064313</text:p>
          </table:table-cell>
          <table:table-cell table:style-name="ce28" table:formula="of:=[.M10]/[.M11]" office:value-type="float" office:value="72.7785147702407" calcext:value-type="float" table:number-columns-spanned="1" table:number-rows-spanned="2">
            <text:p>72,779</text:p>
          </table:table-cell>
          <table:table-cell table:style-name="ce33" table:formula="of:=[.L10]/[.L11]" office:value-type="float" office:value="41.3692254851451" calcext:value-type="float" table:number-columns-spanned="1" table:number-rows-spanned="2">
            <text:p>41,37</text:p>
          </table:table-cell>
          <table:table-cell table:number-columns-repeated="1009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8" table:number-columns-spanned="3" table:number-rows-spanned="1"/>
          <table:covered-table-cell table:number-columns-repeated="2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14080x79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11646" calcext:value-type="float">
            <text:p>0,011646</text:p>
          </table:table-cell>
          <table:table-cell office:value-type="float" office:value="0.014624" calcext:value-type="float">
            <text:p>0,014624</text:p>
          </table:table-cell>
          <table:covered-table-cell table:style-name="ce29"/>
          <table:covered-table-cell table:style-name="ce34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680x5022</text:p>
          </table:table-cell>
          <table:table-cell table:style-name="ce7" office:value-type="float" office:value="0.005447" calcext:value-type="float">
            <text:p>0,005447</text:p>
          </table:table-cell>
          <table:table-cell table:style-name="ce12"/>
          <table:table-cell table:style-name="ce16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8" office:value-type="float" office:value="0.006132" calcext:value-type="float" table:number-columns-spanned="2" table:number-rows-spanned="1">
            <text:p>0,006132</text:p>
          </table:table-cell>
          <table:covered-table-cell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8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4080x7920</text:p>
          </table:table-cell>
          <table:table-cell table:style-name="ce7" office:value-type="float" office:value="0.014624" calcext:value-type="float">
            <text:p>0,014624</text:p>
          </table:table-cell>
          <table:table-cell table:style-name="ce12"/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float" office:value="0.016198" calcext:value-type="float" table:number-columns-spanned="2" table:number-rows-spanned="1">
            <text:p>0,016198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1200x800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7680x5022</text:p>
          </table:table-cell>
          <table:table-cell office:value-type="string" calcext:value-type="string">
            <text:p>14080x7920</text:p>
          </table:table-cell>
          <table:table-cell table:number-columns-repeated="9"/>
          <table:table-cell table:style-name="ce2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171" calcext:value-type="float">
            <text:p>0,000171</text:p>
          </table:table-cell>
          <table:table-cell table:style-name="ce10" office:value-type="float" office:value="0.000211" calcext:value-type="float">
            <text:p>0,000211</text:p>
          </table:table-cell>
          <table:table-cell office:value-type="float" office:value="0.005739" calcext:value-type="float">
            <text:p>0,005739</text:p>
          </table:table-cell>
          <table:table-cell table:style-name="ce10" office:value-type="float" office:value="0.00613" calcext:value-type="float">
            <text:p>0,006130</text:p>
          </table:table-cell>
          <table:table-cell table:style-name="ce10" office:value-type="float" office:value="0.0179" calcext:value-type="float">
            <text:p>0,0179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10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10" office:value-type="float" office:value="0.00613" calcext:value-type="float">
            <text:p>0,006130</text:p>
          </table:table-cell>
          <table:table-cell table:style-name="ce10" office:value-type="float" office:value="0.016146" calcext:value-type="float">
            <text:p>0,016146</text:p>
          </table:table-cell>
          <table:table-cell/>
          <table:table-cell table:style-name="ce2"/>
          <table:table-cell table:style-name="ce21" office:value-type="string" calcext:value-type="string" table:number-columns-spanned="4" table:number-rows-spanned="1">
            <text:p>14080x7920 global mem</text:p>
          </table:table-cell>
          <table:covered-table-cell table:number-columns-repeated="3"/>
          <table:table-cell table:style-name="ce2" table:number-columns-repeated="3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10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10" office:value-type="float" office:value="0.006129" calcext:value-type="float">
            <text:p>0,006129</text:p>
          </table:table-cell>
          <table:table-cell table:style-name="ce10" office:value-type="float" office:value="0.015983" calcext:value-type="float">
            <text:p>0,015983</text:p>
          </table:table-cell>
          <table:table-cell table:number-columns-repeated="2"/>
          <table:table-cell table:style-name="ce10" office:value-type="float" office:value="0.491248" calcext:value-type="float">
            <text:p>0,491248</text:p>
          </table:table-cell>
          <table:table-cell table:style-name="ce10" office:value-type="float" office:value="0.012651" calcext:value-type="float">
            <text:p>0,012651</text:p>
          </table:table-cell>
          <table:table-cell table:style-name="ce10" office:value-type="float" office:value="1.063725" calcext:value-type="float">
            <text:p>1,063725</text:p>
          </table:table-cell>
          <table:table-cell table:style-name="ce10" office:value-type="float" office:value="0.015857" calcext:value-type="float">
            <text:p>0,01585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10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10" office:value-type="float" office:value="0.006129" calcext:value-type="float">
            <text:p>0,006129</text:p>
          </table:table-cell>
          <table:table-cell table:style-name="ce10" office:value-type="float" office:value="0.015994" calcext:value-type="float">
            <text:p>0,015994</text:p>
          </table:table-cell>
          <table:table-cell table:number-columns-repeated="2"/>
          <table:table-cell table:style-name="ce10" office:value-type="float" office:value="0.491453" calcext:value-type="float">
            <text:p>0,491453</text:p>
          </table:table-cell>
          <table:table-cell table:style-name="ce10" office:value-type="float" office:value="0.01143" calcext:value-type="float">
            <text:p>0,011430</text:p>
          </table:table-cell>
          <table:table-cell table:style-name="ce10" office:value-type="float" office:value="1.064658" calcext:value-type="float">
            <text:p>1,064658</text:p>
          </table:table-cell>
          <table:table-cell table:style-name="ce10" office:value-type="float" office:value="0.014338" calcext:value-type="float">
            <text:p>0,01433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10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10" office:value-type="float" office:value="0.006133" calcext:value-type="float">
            <text:p>0,006133</text:p>
          </table:table-cell>
          <table:table-cell table:style-name="ce10" office:value-type="float" office:value="0.015991" calcext:value-type="float">
            <text:p>0,015991</text:p>
          </table:table-cell>
          <table:table-cell table:number-columns-repeated="2"/>
          <table:table-cell table:style-name="ce10" office:value-type="float" office:value="0.48273" calcext:value-type="float">
            <text:p>0,482730</text:p>
          </table:table-cell>
          <table:table-cell table:style-name="ce10" office:value-type="float" office:value="0.011289" calcext:value-type="float">
            <text:p>0,011289</text:p>
          </table:table-cell>
          <table:table-cell table:style-name="ce10" office:value-type="float" office:value="1.062834" calcext:value-type="float">
            <text:p>1,062834</text:p>
          </table:table-cell>
          <table:table-cell table:style-name="ce1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169" calcext:value-type="float">
            <text:p>0,000169</text:p>
          </table:table-cell>
          <table:table-cell table:style-name="ce11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10" office:value-type="float" office:value="0.00613" calcext:value-type="float">
            <text:p>0,006130</text:p>
          </table:table-cell>
          <table:table-cell table:style-name="ce10" office:value-type="float" office:value="0.015991" calcext:value-type="float">
            <text:p>0,015991</text:p>
          </table:table-cell>
          <table:table-cell table:number-columns-repeated="2"/>
          <table:table-cell table:style-name="ce10" office:value-type="float" office:value="0.496398" calcext:value-type="float">
            <text:p>0,496398</text:p>
          </table:table-cell>
          <table:table-cell table:style-name="ce10" office:value-type="float" office:value="0.011331" calcext:value-type="float">
            <text:p>0,011331</text:p>
          </table:table-cell>
          <table:table-cell table:style-name="ce10" office:value-type="float" office:value="1.05912" calcext:value-type="float">
            <text:p>1,059120</text:p>
          </table:table-cell>
          <table:table-cell table:style-name="ce10" office:value-type="float" office:value="0.014197" calcext:value-type="float">
            <text:p>0,01419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10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10" office:value-type="float" office:value="0.00613" calcext:value-type="float">
            <text:p>0,006130</text:p>
          </table:table-cell>
          <table:table-cell table:style-name="ce10" office:value-type="float" office:value="0.015993" calcext:value-type="float">
            <text:p>0,015993</text:p>
          </table:table-cell>
          <table:table-cell table:number-columns-repeated="2"/>
          <table:table-cell table:style-name="ce10" office:value-type="float" office:value="0.491842" calcext:value-type="float">
            <text:p>0,491842</text:p>
          </table:table-cell>
          <table:table-cell table:style-name="ce10" office:value-type="float" office:value="0.01129" calcext:value-type="float">
            <text:p>0,011290</text:p>
          </table:table-cell>
          <table:table-cell table:style-name="ce10" office:value-type="float" office:value="1.059612" calcext:value-type="float">
            <text:p>1,059612</text:p>
          </table:table-cell>
          <table:table-cell table:style-name="ce10" office:value-type="float" office:value="0.014203" calcext:value-type="float">
            <text:p>0,01420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10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10" office:value-type="float" office:value="0.006132" calcext:value-type="float">
            <text:p>0,006132</text:p>
          </table:table-cell>
          <table:table-cell table:style-name="ce10" office:value-type="float" office:value="0.01599" calcext:value-type="float">
            <text:p>0,015990</text:p>
          </table:table-cell>
          <table:table-cell table:number-columns-repeated="2"/>
          <table:table-cell table:style-name="ce10" office:value-type="float" office:value="0.487822" calcext:value-type="float">
            <text:p>0,487822</text:p>
          </table:table-cell>
          <table:table-cell table:style-name="ce10" office:value-type="float" office:value="0.012659" calcext:value-type="float">
            <text:p>0,012659</text:p>
          </table:table-cell>
          <table:table-cell table:style-name="ce10" office:value-type="float" office:value="1.062653" calcext:value-type="float">
            <text:p>1,062653</text:p>
          </table:table-cell>
          <table:table-cell table:style-name="ce10" office:value-type="float" office:value="0.015851" calcext:value-type="float">
            <text:p>0,01585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10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10" office:value-type="float" office:value="0.00614" calcext:value-type="float">
            <text:p>0,006140</text:p>
          </table:table-cell>
          <table:table-cell table:style-name="ce10" office:value-type="float" office:value="0.015997" calcext:value-type="float">
            <text:p>0,015997</text:p>
          </table:table-cell>
          <table:table-cell table:number-columns-repeated="2"/>
          <table:table-cell table:style-name="ce10" office:value-type="float" office:value="0.474455" calcext:value-type="float">
            <text:p>0,474455</text:p>
          </table:table-cell>
          <table:table-cell table:style-name="ce10" office:value-type="float" office:value="0.011896" calcext:value-type="float">
            <text:p>0,011896</text:p>
          </table:table-cell>
          <table:table-cell table:style-name="ce10" office:value-type="float" office:value="1.066849" calcext:value-type="float">
            <text:p>1,066849</text:p>
          </table:table-cell>
          <table:table-cell table:style-name="ce10" office:value-type="float" office:value="0.014707" calcext:value-type="float">
            <text:p>0,01470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10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10" office:value-type="float" office:value="0.006134" calcext:value-type="float">
            <text:p>0,006134</text:p>
          </table:table-cell>
          <table:table-cell table:style-name="ce10" office:value-type="float" office:value="0.015998" calcext:value-type="float">
            <text:p>0,015998</text:p>
          </table:table-cell>
          <table:table-cell table:number-columns-repeated="2"/>
          <table:table-cell table:style-name="ce10" office:value-type="float" office:value="0.410802" calcext:value-type="float">
            <text:p>0,410802</text:p>
          </table:table-cell>
          <table:table-cell table:style-name="ce10" office:value-type="float" office:value="0.011324" calcext:value-type="float">
            <text:p>0,011324</text:p>
          </table:table-cell>
          <table:table-cell table:style-name="ce10" office:value-type="float" office:value="1.078262" calcext:value-type="float">
            <text:p>1,078262</text:p>
          </table:table-cell>
          <table:table-cell table:style-name="ce10" office:value-type="float" office:value="0.014476" calcext:value-type="float">
            <text:p>0,014476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AVERAGE([.B20:.B29])" office:value-type="float" office:value="0.0001696" calcext:value-type="float">
            <text:p>0,000170</text:p>
          </table:table-cell>
          <table:table-cell table:style-name="ce4" table:formula="of:=AVERAGE([.C20:.C29])" office:value-type="float" office:value="0.0002112" calcext:value-type="float">
            <text:p>0,000211</text:p>
          </table:table-cell>
          <table:table-cell table:style-name="ce4" table:formula="of:=AVERAGE([.D20:.D29])" office:value-type="float" office:value="0.0057807" calcext:value-type="float">
            <text:p>0,005781</text:p>
          </table:table-cell>
          <table:table-cell table:style-name="ce4" table:formula="of:=AVERAGE([.E20:.E29])" office:value-type="float" office:value="0.0061317" calcext:value-type="float">
            <text:p>0,006132</text:p>
          </table:table-cell>
          <table:table-cell table:style-name="ce4" table:formula="of:=AVERAGE([.F20:.F29])" office:value-type="float" office:value="0.0161983" calcext:value-type="float">
            <text:p>0,016198</text:p>
          </table:table-cell>
          <table:table-cell table:number-columns-repeated="2"/>
          <table:table-cell table:style-name="ce10" office:value-type="float" office:value="0.496509" calcext:value-type="float">
            <text:p>0,496509</text:p>
          </table:table-cell>
          <table:table-cell table:style-name="ce10" office:value-type="float" office:value="0.011291" calcext:value-type="float">
            <text:p>0,011291</text:p>
          </table:table-cell>
          <table:table-cell table:style-name="ce10" office:value-type="float" office:value="1.064504" calcext:value-type="float">
            <text:p>1,064504</text:p>
          </table:table-cell>
          <table:table-cell table:style-name="ce1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0" office:value-type="float" office:value="0.494604" calcext:value-type="float">
            <text:p>0,494604</text:p>
          </table:table-cell>
          <table:table-cell table:style-name="ce10" office:value-type="float" office:value="0.011295" calcext:value-type="float">
            <text:p>0,011295</text:p>
          </table:table-cell>
          <table:table-cell table:style-name="ce10" office:value-type="float" office:value="1.060917" calcext:value-type="float">
            <text:p>1,060917</text:p>
          </table:table-cell>
          <table:table-cell table:style-name="ce10" office:value-type="float" office:value="0.014209" calcext:value-type="float">
            <text:p>0,014209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4" table:formula="of:=AVERAGE([.I22:.I31])" office:value-type="float" office:value="0.4817863" calcext:value-type="float">
            <text:p>0,481786</text:p>
          </table:table-cell>
          <table:table-cell table:style-name="ce4" table:formula="of:=AVERAGE([.J22:.J31])" office:value-type="float" office:value="0.0116456" calcext:value-type="float">
            <text:p>0,011646</text:p>
          </table:table-cell>
          <table:table-cell table:style-name="ce4" table:formula="of:=AVERAGE([.K22:.K31])" office:value-type="float" office:value="1.0643134" calcext:value-type="float">
            <text:p>1,064313</text:p>
          </table:table-cell>
          <table:table-cell table:style-name="ce4" table:formula="of:=AVERAGE([.L22:.L31])" office:value-type="float" office:value="0.0146242" calcext:value-type="float">
            <text:p>0,01462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17T22:30:09.453128888</dc:date>
    <meta:editing-duration>PT48M57S</meta:editing-duration>
    <meta:editing-cycles>6</meta:editing-cycles>
    <meta:generator>LibreOffice/5.1.6.2$Linux_X86_64 LibreOffice_project/10m0$Build-2</meta:generator>
    <meta:document-statistic meta:table-count="2" meta:cell-count="218" meta:object-count="0"/>
  </office:meta>
</office:document-meta>
</file>